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stroke="solid" draw:stroke-dash="Dot" svg:stroke-width="0.1cm" svg:stroke-color="#3465a4" draw:marker-start-width="0.35cm" draw:marker-end-width="0.35cm" svg:stroke-linecap="butt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5.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2.33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1.268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.2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1.75cm" loext:decorative="false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634cm" fo:min-width="2.682cm" draw:shadow="hidden" loext:decorative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575cm" fo:min-width="2.682cm" draw:shadow="hidden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8.492cm" svg:y1="5.099cm" svg:x2="19.1cm" svg:y2="3.64cm">
          <text:p/>
        </draw:line>
        <draw:line draw:style-name="gr1" draw:text-style-name="P1" draw:layer="layout" svg:x1="8.501cm" svg:y1="13cm" svg:x2="11.001cm" svg:y2="13.5cm">
          <text:p/>
        </draw:line>
        <draw:line draw:style-name="gr2" draw:text-style-name="P1" draw:layer="layout" svg:x1="17.5cm" svg:y1="3.5cm" svg:x2="18.5cm" svg:y2="3.5cm">
          <text:p/>
        </draw:line>
        <draw:line draw:style-name="gr1" draw:text-style-name="P1" draw:layer="layout" svg:x1="11cm" svg:y1="9.5cm" svg:x2="12cm" svg:y2="7.5cm">
          <text:p/>
        </draw:line>
        <draw:line draw:style-name="gr1" draw:text-style-name="P1" draw:layer="layout" svg:x1="13.5cm" svg:y1="9.5cm" svg:x2="16cm" svg:y2="7.5cm">
          <text:p/>
        </draw:line>
        <draw:custom-shape draw:style-name="gr3" draw:text-style-name="P2" draw:layer="layout" svg:width="4cm" svg:height="1cm" svg:x="1cm" svg:y="2cm">
          <text:p text:style-name="P2">Hospitai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10cm" svg:y="3cm">
          <text:p text:style-name="P2">Ala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18.5cm" svg:y="3cm">
          <text:p text:style-name="P2">Enfermeir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18.5cm" svg:y="3cm">
          <text:p text:style-name="P2">Enfermeir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4.501cm" svg:y="12.5cm">
          <text:p text:style-name="P2">Médico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2.499cm" svg:y="7cm">
          <text:p text:style-name="P2">Planos de Saúd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16cm" svg:y="7cm">
          <text:p text:style-name="P2">Pacien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cm" svg:height="1cm" svg:x="5cm" svg:y="0.5cm">
          <text:p text:style-name="P3"><text:span text:style-name="T1">Localiz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cm" svg:y1="2cm" svg:x2="7cm" svg:y2="1.5cm">
          <text:p/>
        </draw:line>
        <draw:custom-shape draw:style-name="gr6" draw:text-style-name="P2" draw:layer="layout" svg:width="2.5cm" svg:height="1cm" svg:x="11cm" svg:y="7cm">
          <text:p text:style-name="P2"><text:span text:style-name="T2">Datra e Ho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cm" svg:height="1cm" svg:x="21.5cm" svg:y="1cm">
          <text:p text:style-name="P2"><text:span text:style-name="T2">Nome Comple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5cm" svg:y1="3cm" svg:x2="23.5cm" svg:y2="2cm">
          <text:p/>
        </draw:line>
        <draw:custom-shape draw:style-name="gr5" draw:text-style-name="P3" draw:layer="layout" svg:width="4cm" svg:height="1cm" svg:x="16.5cm" svg:y="0.5cm">
          <text:p text:style-name="P3"><text:span text:style-name="T1">C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cm" svg:y1="3cm" svg:x2="18.5cm" svg:y2="1.5cm">
          <text:p/>
        </draw:line>
        <draw:custom-shape draw:style-name="gr5" draw:text-style-name="P2" draw:layer="layout" svg:width="4cm" svg:height="1cm" svg:x="21.501cm" svg:y="1cm">
          <text:p text:style-name="P2"><text:span text:style-name="T2">Nome Comple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501cm" svg:y1="3cm" svg:x2="23.501cm" svg:y2="2cm">
          <text:p/>
        </draw:line>
        <draw:line draw:style-name="gr1" draw:text-style-name="P1" draw:layer="layout" svg:x1="22.5cm" svg:y1="4cm" svg:x2="24cm" svg:y2="3.5cm">
          <text:p/>
        </draw:line>
        <draw:custom-shape draw:style-name="gr5" draw:text-style-name="P2" draw:layer="layout" svg:width="4cm" svg:height="1cm" svg:x="23.5cm" svg:y="3cm">
          <text:p text:style-name="P2"><text:span text:style-name="T2">Enfermeiro Che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5cm" svg:height="1cm" svg:x="6cm" svg:y="3cm">
          <text:p text:style-name="P2"><text:span text:style-name="T3">Possu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4.5cm" svg:height="1cm" svg:x="10cm" svg:y="9cm">
          <text:p text:style-name="P2"><text:span text:style-name="T3">At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4.5cm" svg:height="1cm" svg:x="3.5cm" svg:y="9.501cm">
          <text:p text:style-name="P2"><text:span text:style-name="T3">Ceden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4cm" svg:height="1cm" svg:x="21cm" svg:y="9.5cm">
          <text:p text:style-name="P2"><text:span text:style-name="T2">Nome Comple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cm" svg:height="1cm" svg:x="21.001cm" svg:y="9.5cm">
          <text:p text:style-name="P2"><text:span text:style-name="T2">Nome Comple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cm" svg:y1="9.5cm" svg:x2="21cm" svg:y2="8cm">
          <text:p/>
        </draw:line>
        <draw:custom-shape draw:style-name="gr5" draw:text-style-name="P2" draw:layer="layout" svg:width="4cm" svg:height="1cm" svg:x="16.499cm" svg:y="9.5cm">
          <text:p text:style-name="P2"><text:span text:style-name="T2">Nome Comple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1cm" svg:x="16.5cm" svg:y="9.5cm">
          <text:p text:style-name="P3"><text:span text:style-name="T1">CP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499cm" svg:y1="9.5cm" svg:x2="16.499cm" svg:y2="8cm">
          <text:p/>
        </draw:line>
        <draw:custom-shape draw:style-name="gr5" draw:text-style-name="P2" draw:layer="layout" svg:width="4cm" svg:height="1cm" svg:x="22.45cm" svg:y="7.516cm">
          <text:p text:style-name="P2"><text:span text:style-name="T2">Nome Comple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cm" svg:height="1cm" svg:x="22.45cm" svg:y="7.516cm">
          <text:p text:style-name="P2"><text:span text:style-name="T2">Telef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5cm" svg:y1="7.5cm" svg:x2="22cm" svg:y2="7.5cm">
          <text:p/>
        </draw:line>
        <draw:custom-shape draw:style-name="gr5" draw:text-style-name="P2" draw:layer="layout" svg:width="4cm" svg:height="1cm" svg:x="22.5cm" svg:y="6cm">
          <text:p text:style-name="P2"><text:span text:style-name="T2">Nome Comple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cm" svg:height="1cm" svg:x="22.501cm" svg:y="6cm">
          <text:p text:style-name="P2"><text:span text:style-name="T2">Endereç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501cm" svg:y1="6.5cm" svg:x2="19cm" svg:y2="7cm">
          <text:p/>
        </draw:line>
        <draw:custom-shape draw:style-name="gr5" draw:text-style-name="P2" draw:layer="layout" svg:width="4cm" svg:height="1cm" svg:x="9.5cm" svg:y="13cm">
          <text:p text:style-name="P2"><text:span text:style-name="T2">Nome Comple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1cm" svg:x="0cm" svg:y="9cm">
          <text:p text:style-name="P3"><text:span text:style-name="T1">Nome Úni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5cm" svg:y1="6.5cm" svg:x2="8.499cm" svg:y2="7.5cm">
          <text:p/>
        </draw:line>
        <draw:custom-shape draw:style-name="gr5" draw:text-style-name="P2" draw:layer="layout" svg:width="4cm" svg:height="1cm" svg:x="7.249cm" svg:y="5.35cm">
          <text:p text:style-name="P2"><text:span text:style-name="T2">Telef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cm" svg:y1="9.5cm" svg:x2="8.5cm" svg:y2="12.5cm">
          <text:p/>
        </draw:line>
        <draw:custom-shape draw:style-name="gr5" draw:text-style-name="P3" draw:layer="layout" svg:width="4cm" svg:height="1cm" svg:x="4.5cm" svg:y="14.5cm">
          <text:p text:style-name="P3"><text:span text:style-name="T1">CR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7cm" svg:y1="13.5cm" svg:x2="7cm" svg:y2="14.5cm">
          <text:p/>
        </draw:line>
        <draw:custom-shape draw:style-name="gr5" draw:text-style-name="P2" draw:layer="layout" svg:width="4cm" svg:height="1cm" svg:x="8.501cm" svg:y="14.5cm">
          <text:p text:style-name="P2"><text:span text:style-name="T2">Nome Complet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4cm" svg:height="1cm" svg:x="8.502cm" svg:y="14.5cm">
          <text:p text:style-name="P2"><text:span text:style-name="T2">Especialida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0.501cm" svg:y1="14.5cm" svg:x2="7.501cm" svg:y2="13.5cm">
          <text:p/>
        </draw:line>
        <draw:custom-shape draw:style-name="gr7" draw:text-style-name="P2" draw:layer="layout" svg:width="3.5cm" svg:height="1cm" svg:x="3cm" svg:y="4cm">
          <text:p text:style-name="P2"><text:span text:style-name="T3">At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3.5cm" svg:y1="3cm" svg:x2="5cm" svg:y2="4cm">
          <text:p/>
        </draw:line>
        <draw:line draw:style-name="gr1" draw:text-style-name="P1" draw:layer="layout" svg:x1="4.5cm" svg:y1="5cm" svg:x2="6.5cm" svg:y2="7cm">
          <text:p/>
        </draw:line>
        <draw:line draw:style-name="gr9" draw:text-style-name="P1" draw:layer="layout" svg:x1="5cm" svg:y1="3cm" svg:x2="6cm" svg:y2="3.5cm">
          <text:p/>
        </draw:line>
        <draw:line draw:style-name="gr9" draw:text-style-name="P1" draw:layer="layout" svg:x1="9.5cm" svg:y1="3.5cm" svg:x2="10cm" svg:y2="3.5cm">
          <text:p/>
        </draw:line>
        <draw:line draw:style-name="gr1" draw:text-style-name="P1" draw:layer="layout" svg:x1="14.5cm" svg:y1="3.5cm" svg:x2="15.5cm" svg:y2="3.5cm">
          <text:p/>
        </draw:line>
        <draw:custom-shape draw:style-name="gr7" draw:text-style-name="P2" draw:layer="layout" svg:width="3.5cm" svg:height="1cm" svg:x="14.5cm" svg:y="3cm">
          <text:p text:style-name="P2"><text:span text:style-name="T3">Possu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14cm" svg:y1="3.5cm" svg:x2="14.5cm" svg:y2="3.5cm">
          <text:p/>
        </draw:line>
        <draw:line draw:style-name="gr1" draw:text-style-name="P1" draw:layer="layout" svg:x1="7.5cm" svg:y1="12.5cm" svg:x2="6cm" svg:y2="10.501cm">
          <text:p/>
        </draw:line>
        <draw:line draw:style-name="gr9" draw:text-style-name="P1" draw:layer="layout" svg:x1="6cm" svg:y1="9.5cm" svg:x2="6cm" svg:y2="8cm">
          <text:p/>
        </draw:line>
        <draw:custom-shape draw:style-name="gr10" draw:text-style-name="P1" draw:layer="layout" svg:width="4.5cm" svg:height="1.25cm" draw:transform="skewX (-0.00715584993317675) rotate (-0.00750491578357628) translate (7cm 5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5cm" svg:height="1.167cm" draw:transform="skewX (-0.00715584993317675) rotate (-0.00750491578357628) translate (22.201cm 7.4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cm" svg:y1="9cm" svg:x2="2.499cm" svg:y2="8cm">
          <text:p/>
        </draw:line>
        <draw:custom-shape draw:style-name="gr6" draw:text-style-name="P3" draw:layer="layout" svg:width="2.5cm" svg:height="1cm" svg:x="11.5cm" svg:y="1cm">
          <text:p text:style-name="P3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cm" svg:y1="3cm" svg:x2="12.5cm" svg:y2="2cm">
          <text:p/>
        </draw:line>
        <draw:frame draw:style-name="gr12" draw:text-style-name="P4" draw:layer="layout" svg:width="1cm" svg:height="0.725cm" svg:x="17.5cm" svg:y="2.5cm">
          <draw:text-box>
            <text:p><text:span text:style-name="T4">N</text:span></text:p>
          </draw:text-box>
        </draw:frame>
        <draw:frame draw:style-name="gr12" draw:text-style-name="P4" draw:layer="layout" svg:width="1cm" svg:height="0.725cm" svg:x="14.5cm" svg:y="2.5cm">
          <draw:text-box>
            <text:p><text:span text:style-name="T4">1</text:span></text:p>
          </draw:text-box>
        </draw:frame>
        <draw:frame draw:style-name="gr12" draw:text-style-name="P4" draw:layer="layout" svg:width="1cm" svg:height="0.725cm" svg:x="9cm" svg:y="2.5cm">
          <draw:text-box>
            <text:p><text:span text:style-name="T4">N</text:span></text:p>
          </draw:text-box>
        </draw:frame>
        <draw:frame draw:style-name="gr12" draw:text-style-name="P4" draw:layer="layout" svg:width="1cm" svg:height="0.725cm" svg:x="5.5cm" svg:y="2.5cm">
          <draw:text-box>
            <text:p><text:span text:style-name="T4">1</text:span></text:p>
          </draw:text-box>
        </draw:frame>
        <draw:frame draw:style-name="gr12" draw:text-style-name="P4" draw:layer="layout" svg:width="1cm" svg:height="0.725cm" svg:x="14.5cm" svg:y="7.5cm">
          <draw:text-box>
            <text:p><text:span text:style-name="T4">N</text:span></text:p>
          </draw:text-box>
        </draw:frame>
        <draw:frame draw:style-name="gr12" draw:text-style-name="P4" draw:layer="layout" svg:width="1cm" svg:height="0.725cm" svg:x="9.5cm" svg:y="10.275cm">
          <draw:text-box>
            <text:p><text:span text:style-name="T4">N</text:span></text:p>
          </draw:text-box>
        </draw:frame>
        <draw:frame draw:style-name="gr12" draw:text-style-name="P4" draw:layer="layout" svg:width="1cm" svg:height="0.725cm" svg:x="6.5cm" svg:y="10.501cm">
          <draw:text-box>
            <text:p><text:span text:style-name="T4">N</text:span></text:p>
          </draw:text-box>
        </draw:frame>
        <draw:frame draw:style-name="gr12" draw:text-style-name="P4" draw:layer="layout" svg:width="1cm" svg:height="0.725cm" svg:x="6cm" svg:y="8.5cm">
          <draw:text-box>
            <text:p><text:span text:style-name="T4">N</text:span></text:p>
          </draw:text-box>
        </draw:frame>
        <draw:frame draw:style-name="gr12" draw:text-style-name="P4" draw:layer="layout" svg:width="1cm" svg:height="0.725cm" svg:x="3cm" svg:y="3.275cm">
          <draw:text-box>
            <text:p><text:span text:style-name="T4">N</text:span></text:p>
          </draw:text-box>
        </draw:frame>
        <draw:frame draw:style-name="gr12" draw:text-style-name="P4" draw:layer="layout" svg:width="1cm" svg:height="0.725cm" svg:x="4.5cm" svg:y="5.775cm">
          <draw:text-box>
            <text:p><text:span text:style-name="T4">N</text:span></text:p>
          </draw:text-box>
        </draw:frame>
        <draw:custom-shape draw:style-name="gr7" draw:text-style-name="P2" draw:layer="layout" svg:width="3.5cm" svg:height="1cm" svg:x="18.5cm" svg:y="4.5cm">
          <text:p text:style-name="P2"><text:span text:style-name="T3">Chef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21.892cm" svg:y1="5cm" svg:x2="21cm" svg:y2="4cm">
          <text:p/>
        </draw:line>
        <draw:frame draw:style-name="gr12" draw:text-style-name="P4" draw:layer="layout" svg:width="1cm" svg:height="0.725cm" svg:x="21.6cm" svg:y="4cm">
          <draw:text-box>
            <text:p><text:span text:style-name="T4">N</text:span></text:p>
          </draw:text-box>
        </draw:frame>
        <draw:frame draw:style-name="gr12" draw:text-style-name="P4" draw:layer="layout" svg:width="1cm" svg:height="0.725cm" svg:x="18.1cm" svg:y="4cm">
          <draw:text-box>
            <text:p><text:span text:style-name="T4">1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11.819cm" svg:x="1.4cm" svg:y="1cm" presentation:class="outline" presentation:user-transformed="true">
          <draw:text-box>
            <text:list text:style-name="L2">
              <text:list-header>
                <text:p><text:span text:style-name="T5">Considerações</text:span></text:p>
              </text:list-header>
              <text:list-item>
                <text:p><text:span text:style-name="T6">Enfermeiro chefe segue as mesmas restrições de um Enfermeiro comum, por isso “Enfermeiro chefe” é um atributo</text:span></text:p>
              </text:list-item>
              <text:list-item>
                <text:p><text:span text:style-name="T6">Não há relação direta de Plano de saúde com Paciente</text:span></text:p>
              </text:list-item>
              <text:list-item>
                <text:p><text:span text:style-name="T6">Um plano de saúde pode ser atendido por qualquer hosítal (Ou seja, mais que um)</text:span></text:p>
              </text:list-item>
              <text:list-item>
                <text:p><text:span text:style-name="T6">Hospital não existe sem alas (E vice-versa)</text:span></text:p>
              </text:list-item>
              <text:list-item>
                <text:p><text:span text:style-name="T6">Alas não existem sem ao menos um enfermeiro (E vice-versa)</text:span></text:p>
              </text:list-item>
              <text:list-item>
                <text:p><text:span text:style-name="T6">Médicos podem estar credencidos em vários palnos de saúde (E vice-versa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9:34:42.823705794</meta:creation-date>
    <dc:date>2025-08-25T20:21:50.472810142</dc:date>
    <meta:editing-duration>PT14M6S</meta:editing-duration>
    <meta:editing-cycles>4</meta:editing-cycles>
    <meta:generator>LibreOffice/25.2.5.2$Linux_X86_64 LibreOffice_project/520$Build-2</meta:generator>
    <meta:document-statistic meta:object-count="103"/>
  </office:meta>
</office:document-meta>
</file>